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4" text:anchor-type="page" text:anchor-page-number="1" svg:x="105mm" svg:y="250.95mm" svg:width="105mm" svg:height="40.99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250.95mm" svg:width="105mm" svg:height="40.99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05mm" svg:y="209.96mm" svg:width="105mm" svg:height="40.99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0mm" svg:y="209.96mm" svg:width="105mm" svg:height="40.99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5mm" svg:y="168.96mm" svg:width="105mm" svg:height="40.99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168.96mm" svg:width="105mm" svg:height="40.99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5mm" svg:y="127.97mm" svg:width="105mm" svg:height="40.99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27.97mm" svg:width="105mm" svg:height="40.99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5mm" svg:y="86.98mm" svg:width="105mm" svg:height="40.99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86.98mm" svg:width="105mm" svg:height="40.99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5mm" svg:y="45.98mm" svg:width="105mm" svg:height="40.99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45.98mm" svg:width="105mm" svg:height="40.99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4.99mm" svg:width="105mm" svg:height="40.99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4.99mm" svg:width="105mm" svg:height="40.99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40.99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4.99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29:07.761000000</meta:creation-date>
    <meta:editing-cycles>1</meta:editing-cycles>
    <meta:editing-duration>PT27S</meta:editing-duration>
    <dc:title>Rayfilm 0933</dc:title>
    <dc:date>2022-08-25T17:29:33.960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